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25f5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25f5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25f5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25f5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25f5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25f5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25f5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25f5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25f5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25f5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25f5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25f5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25f5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25f5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25f5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25f5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25f5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Valería Valentina Dunn Ramirez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30/10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93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Valentina de los Milagros Ramirez Figu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2271272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40.81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9" meta:character-count="1181" meta:non-whitespace-character-count="1012"/>
    <meta:template xlink:type="simple" xlink:actuate="onRequest" xlink:title="Normal" xlink:href=""/>
  </office:meta>
</office:document-meta>
</file>